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top="0cm" fo:margin-bottom="0.499cm"/>
    </style:style>
    <style:style style:name="P206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1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2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69">
      <style:text-properties fo:font-size="12pt" style:font-size-asian="12pt" style:font-size-complex="12pt"/>
    </style:style>
    <style:style style:name="P259" style:family="paragraph" style:parent-style-name="Standard" style:list-style-name="L70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71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71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5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>
      <style:paragraph-properties fo:background-color="transparent">
        <style:background-image/>
      </style:paragraph-properties>
    </style:style>
    <style:style style:name="P28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1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2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4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5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4" style:family="paragraph" style:parent-style-name="Table_20_Contents" style:list-style-name="L36">
      <style:paragraph-properties fo:text-align="justify" style:justify-single-word="false"/>
    </style:style>
    <style:style style:name="P295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6" style:family="paragraph" style:parent-style-name="Table_20_Contents" style:list-style-name="L57"/>
    <style:style style:name="P297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" style:text-underline-style="none"/>
    </style:style>
    <style:style style:name="T23" style:family="text">
      <style:text-properties style:font-name="Liberation Sans" style:text-underline-style="none" fo:background-color="#f9f9f9"/>
    </style:style>
    <style:style style:name="T24" style:family="text">
      <style:text-properties style:font-name="Liberation Sans" fo:language="en" fo:country="US"/>
    </style:style>
    <style:style style:name="T2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language="ru" fo:country="RU" fo:font-weight="normal" style:font-weight-asian="normal" style:font-weight-complex="normal"/>
    </style:style>
    <style:style style:name="T2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2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Sans" fo:language="ru" fo:country="RU" style:text-underline-style="none" fo:font-weight="normal" style:font-weight-asian="normal" style:font-weight-complex="normal"/>
    </style:style>
    <style:style style:name="T36" style:family="text">
      <style:text-properties style:font-name="Liberation Sans" fo:font-weight="normal" style:font-weight-asian="normal" style:font-weight-complex="normal"/>
    </style:style>
    <style:style style:name="T3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1" style:family="text">
      <style:text-properties fo:font-variant="normal" fo:text-transform="none" fo:color="#000000" fo:letter-spacing="normal" fo:font-style="normal" fo:font-weight="normal"/>
    </style:style>
    <style:style style:name="T42" style:family="text">
      <style:text-properties fo:font-variant="normal" fo:text-transform="none" fo:color="#000000" fo:letter-spacing="normal" fo:font-style="normal" fo:font-weight="normal" fo:background-color="#ffff00"/>
    </style:style>
    <style:style style:name="T4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5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6" style:family="text">
      <style:text-properties fo:font-style="italic" fo:background-color="#ffff00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background-color="#ffff00"/>
    </style:style>
    <style:style style:name="T49" style:family="text">
      <style:text-properties fo:color="#ff0000"/>
    </style:style>
    <style:style style:name="T50" style:family="text">
      <style:text-properties fo:color="#ff0000" fo:background-color="transparent"/>
    </style:style>
    <style:style style:name="T51" style:family="text">
      <style:text-properties fo:color="#00ff00"/>
    </style:style>
    <style:style style:name="T52" style:family="text">
      <style:text-properties style:use-window-font-color="true"/>
    </style:style>
    <style:style style:name="T53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4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5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6" style:family="text">
      <style:text-properties style:font-name-asian="Liberation Sans1" style:font-name-complex="Liberation Sans1"/>
    </style:style>
    <style:style style:name="T57" style:family="text">
      <style:text-properties fo:background-color="transparent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style="normal" style:text-underline-style="none" style:font-style-asian="normal" style:font-style-complex="normal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none"/>
    </style:style>
    <style:style style:name="T62" style:family="text">
      <style:text-properties style:font-name="Liberation Sans2"/>
    </style:style>
    <style:style style:name="T63" style:family="text">
      <style:text-properties style:font-name="Liberation Sans1" style:font-name-asian="Liberation Sans1" style:font-name-complex="Liberation Sans1"/>
    </style:style>
    <style:style style:name="T64" style:family="text">
      <style:text-properties fo:color="#ff00ff"/>
    </style:style>
    <style:style style:name="T65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6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7014828152" text:style-name="L1">
        <text:list-item>
          <text:p text:style-name="P206">установить Ruby для Windows, запускать через виндозный cmd</text:p>
          <text:p text:style-name="P206">&gt;&gt;&gt; показать Start/Run/cmd</text:p>
        </text:list-item>
        <text:list-item>
          <text:p text:style-name="P206">установить cygwin и получить линукс под виндой</text:p>
        </text:list-item>
        <text:list-item>
          <text:p text:style-name="P206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020925399" text:style-name="L2">
        <text:list-item>
          <text:p text:style-name="P207">установка</text:p>
        </text:list-item>
        <text:list-item>
          <text:p text:style-name="P207">удаление</text:p>
        </text:list-item>
        <text:list-item>
          <text:p text:style-name="P207">обновление</text:p>
        </text:list-item>
        <text:list-item>
          <text:p text:style-name="P207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584053268" text:style-name="L3">
        <text:list-item>
          <text:p text:style-name="P208">имеющий подсветку синтаксиса для данного языка</text:p>
        </text:list-item>
        <text:list-item>
          <text:p text:style-name="P208">позволяющий задавать <text:span text:style-name="T1">формат конца строки</text:span>.</text:p>
        </text:list-item>
      </text:list>
      <text:p text:style-name="P8"/>
      <text:list xml:id="list2048736215" text:style-name="L4">
        <text:list-item>
          <text:p text:style-name="P209">emacs (swiss army knife)</text:p>
        </text:list-item>
        <text:list-item>
          <text:p text:style-name="P209">sublime text (есть подсказки по языковым конструкциям!)</text:p>
        </text:list-item>
        <text:list-item>
          <text:p text:style-name="P209">Edit Plus</text:p>
        </text:list-item>
        <text:list-item>
          <text:p text:style-name="P209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1761968720" text:style-name="L5">
        <text:list-header>
          <text:p text:style-name="P270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919314609" text:style-name="L6">
        <text:list-header>
          <text:p text:style-name="P271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1473914188" text:style-name="L7">
        <text:list-item>
          <text:p text:style-name="P234">консольные утилиты </text:p>
        </text:list-item>
      </text:list>
      <text:list xml:id="list1351193744" text:style-name="L8">
        <text:list-item>
          <text:p text:style-name="P255"><text:span text:style-name="T37">gui (tk) –</text:span><text:span text:style-name="T37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7">irb – интерактивный руби </text:span><text:span text:style-name="T37">(REPL - read, evaluate, print, loop)</text:span></text:p>
      <text:p text:style-name="P28"/>
      <text:p text:style-name="P43"><text:span text:style-name="T37">&gt;&gt;&gt; Демонстрация, </text:span><text:span text:style-name="T37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7">Полезные </text:span><text:span text:style-name="T37">утилиты – ri</text:span></text:p>
      <text:p text:style-name="P36"/>
      <text:p text:style-name="P43"><text:span text:style-name="T37">ri – (ruby informat</text:span><text:span text:style-name="T37">i</text:span><text:span text:style-name="T37">on) – </text:span><text:span text:style-name="T37">справочная </text:span><text:span text:style-name="T37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7">&gt;&gt;&gt; Объяснить, что они видят в следующем задании. </text:span><text:span text:style-name="T37">один и тот же метод определен в разных классах.</text:span></text:p>
      <text:p text:style-name="P10">&gt;&gt;&gt; <text:span text:style-name="T41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1">Имена </text:span><text:span text:style-name="T41">переменных и констант состоят из:</text:span></text:p>
      <text:list xml:id="list2004952956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1"><text:tab/></text:span><text:span text:style-name="T43">S</text:span><text:span text:style-name="T41">tring, Array</text:span><text:span text:style-name="T42">, Hash</text:span></text:p>
      <text:p text:style-name="P25"><text:tab/>Enumerable, Comparable</text:p>
      <text:p text:style-name="P2"><text:span text:style-name="T41"><text:tab/></text:span><text:span text:style-name="T43">M</text:span><text:span text:style-name="T41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2155693277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39">Как именуются константы, опишите это регулярным выражением. </text:span><text:span text:style-name="T39">Ответ:</text:span><text:span text:style-name="T39"> [A-Z][A-Za-z_0-9]</text:span></text:p>
        </text:list-item>
        <text:list-item>
          <text:p text:style-name="P256"><text:span text:style-name="T39">Назовите константы, испол</text:span><text:span text:style-name="T39">ь</text:span><text:span text:style-name="T39">зу</text:span><text:span text:style-name="T39">я</text:span><text:span text:style-name="T39"> кот</text:span><text:span text:style-name="T39">о</text:span><text:span text:style-name="T39">рые можно вывести данные в пото</text:span><text:span text:style-name="T39">к</text:span><text:span text:style-name="T39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213030905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598399504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729940987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1621447374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5"/>
      <text:p text:style-name="P25">При статической типизации</text:p>
      <text:list xml:id="list2129479229" text:style-name="L15">
        <text:list-item>
          <text:p text:style-name="P242">тип переменной задается сразу</text:p>
          <text:p text:style-name="P276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1">пример: a = “now this is a string” </text:p>
      <text:list xml:id="list675095208" text:continue-numbering="true" text:style-name="L15">
        <text:list-header>
          <text:p text:style-name="P274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2168826809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8">expression-that-is-</text:span><text:span text:style-name="T46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0">us</text:span><text:span text:style-name="T50">e</text:span><text:span text:style-name="T50">r</text:span>/bin/ruby</text:p>
      <text:p text:style-name="P2"><text:soft-page-break/></text:p>
      <text:p text:style-name="P2">while line = gets</text:p>
      <text:p text:style-name="P2"><text:s text:c="4"/><text:span text:style-name="T48">line = </text:span><text:span text:style-name="T48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0">elseif</text:span> line &lt; 0 <text:s/><text:span text:style-name="T49"># line is a string</text:span></text:p>
      <text:p text:style-name="P2"><text:s text:c="7"/>puts line + “ is a negative number”</text:p>
      <text:p text:style-name="P2"><text:s text:c="4"/><text:span text:style-name="T49">elseif</text:span> line == “0”</text:p>
      <text:p text:style-name="P2"><text:s text:c="7"/>puts line + “ is zero”</text:p>
      <text:p text:style-name="P2"><text:s text:c="4"/><text:span text:style-name="T49">elseif</text:span> # should be else</text:p>
      <text:p text:style-name="P2"><text:s text:c="7"/>puts “#{line} is a negative number”</text:p>
      <text:p text:style-name="P2"><text:s text:c="4"/># <text:span text:style-name="T49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1820780644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1868793854" text:style-name="L18">
        <text:list-item>
          <text:p text:style-name="P277">В двойных/одинарных кавычках это … ? – String</text:p>
        </text:list-item>
        <text:list-item>
          <text:p text:style-name="P277">В квадратных скобках это … ? – Array</text:p>
        </text:list-item>
        <text:list-item>
          <text:p text:style-name="P277">В фигурный скобках это ... ? -- Hash</text:p>
        </text:list-item>
        <text:list-item>
          <text:p text:style-name="P277">Как задать диапазон? – .. или ...</text:p>
        </text:list-item>
      </text:list>
      <text:list xml:id="list1391840498" text:continue-list="list1820780644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748900285" text:style-name="L19">
        <text:list-item>
          <text:p text:style-name="P278">ответ: &lt; &gt; == !=</text:p>
        </text:list-item>
      </text:list>
      <text:list xml:id="list1105972927" text:continue-list="list1391840498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1">NP</text:span>)</text:p>
          </table:table-cell>
          <table:table-cell table:style-name="Table3.C2" office:value-type="string">
            <text:p text:style-name="P154">False (<text:span text:style-name="T51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49">NP</text:span>)</text:p>
          </table:table-cell>
          <table:table-cell table:style-name="Table3.C2" office:value-type="string">
            <text:p text:style-name="P153">tp: <text:span text:style-name="T49">NP</text:span> = <text:span text:style-name="T51">NP</text:span></text:p>
          </table:table-cell>
          <table:table-cell table:style-name="Table3.C2" office:value-type="string">
            <text:p text:style-name="P153">fp: <text:span text:style-name="T49">NP</text:span> != <text:span text:style-name="T51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49">non-NP</text:span>)</text:p>
          </table:table-cell>
          <table:table-cell table:style-name="Table3.C2" office:value-type="string">
            <text:p text:style-name="P153">fn: <text:span text:style-name="T49">non-NP </text:span><text:span text:style-name="T52">!= </text:span><text:span text:style-name="T51">NP</text:span></text:p>
          </table:table-cell>
          <table:table-cell table:style-name="Table3.C2" office:value-type="string">
            <text:p text:style-name="P153"><text:span text:style-name="T52">tn: </text:span><text:span text:style-name="T49">non-NP</text:span> = <text:span text:style-name="T51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2048073207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2072458338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714902657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770025476" text:style-name="L23">
        <text:list-item>
          <text:p text:style-name="P24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7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7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6">Вопрос: </text:span><text:span text:style-name="T56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6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84318187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855445996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1346605754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222153471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57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977169208" text:style-name="L28">
        <text:list-item>
          <text:p text:style-name="P210">метод Kernel#load</text:p>
        </text:list-item>
        <text:list-item>
          <text:p text:style-name="P210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7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8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328150021" text:style-name="L29">
        <text:list-item>
          <text:p text:style-name="P286">lesson.10.tar.bz2</text:p>
        </text:list-item>
      </text:list>
      <text:p text:style-name="P157"/>
      <text:p text:style-name="P160">Вопросы</text:p>
      <text:p text:style-name="P160"/>
      <text:list xml:id="list984746651" text:style-name="L30">
        <text:list-item>
          <text:p text:style-name="P289">Сколько времени ушло на ДЗ на этой неделе?</text:p>
        </text:list-item>
        <text:list-item>
          <text:p text:style-name="P289">Просмотрели ли презентацию до конца и есть ли вопросы? Что стоит рассмотреть сейчас?</text:p>
        </text:list-item>
        <text:list-item>
          <text:p text:style-name="P289">Что общего в методах, имена которых оканчиваются на знак вопроса?</text:p>
        </text:list-item>
        <text:list-item>
          <text:p text:style-name="P289">О чем говорит знак ! в имени метода?</text:p>
        </text:list-item>
        <text:list-item>
          <text:p text:style-name="P289">Все ли методы, оканчивающиеся на ! изменяют объект, к которому применяются?</text:p>
        </text:list-item>
        <text:list-item>
          <text:p text:style-name="P289">Назовите какие-нибудь методы объектов класса Array? И что они делают?</text:p>
        </text:list-item>
        <text:list-item>
          <text:p text:style-name="P289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2037515312" text:style-name="L31">
        <text:list-item>
          <text:p text:style-name="P290">lengths.with_cp1252 - <text:s/>длины вычислены неправильно</text:p>
        </text:list-item>
        <text:list-item>
          <text:p text:style-name="P29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1999178313" text:style-name="L32">
        <text:list-item>
          <text:p text:style-name="P292">Как определить каждое 10е предложение в тексте?</text:p>
        </text:list-item>
        <text:list-item>
          <text:p text:style-name="P292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1975217526" text:style-name="L33">
        <text:list-item>
          <text:p text:style-name="P287">глобальная переменная @nth</text:p>
        </text:list-item>
        <text:list-item>
          <text:p text:style-name="P287">внешняя библиотека optparse</text:p>
        </text:list-item>
        <text:list-item>
          <text:p text:style-name="P287">опция --help</text:p>
        </text:list-item>
        <text:list-item>
          <text:p text:style-name="P287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2"/>
      <text:list xml:id="list443630408" text:style-name="L34">
        <text:list-item>
          <text:p text:style-name="P280">map <text:s text:c="5"/><text:span text:style-name="T59">map!</text:span></text:p>
        </text:list-item>
        <text:list-item>
          <text:p text:style-name="P280">collect <text:s text:c="2"/><text:span text:style-name="T59">collect!</text:span></text:p>
        </text:list-item>
      </text:list>
      <text:p text:style-name="P19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7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8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7"/>
      <text:p text:style-name="P191"/>
      <text:p text:style-name="P194">Задания на Array#map</text:p>
      <text:p text:style-name="P194"/>
      <text:p text:style-name="P196">Задание: Дано теггированное предложение. Как вывести его без тегов? Как вывести только теги (только цепочка тегов, без слов)?</text:p>
      <text:p text:style-name="P195"/>
      <text:p text:style-name="P196"><text:tab/>не используя String#gsub на всем предложении</text:p>
      <text:p text:style-name="P191"><text:tab/>можно использовать String#match, Array#index, Array#split, String#gsub</text:p>
      <text:p text:style-name="P191"/>
      <text:p text:style-name="P191"><text:tab/>Что есть в тексте есть фразы as_ well_RB ?</text:p>
      <text:p text:style-name="P191"/>
      <text:p text:style-name="P191">ответ: lesson.10/untag.rb</text:p>
      <text:p text:style-name="P191"/>
      <text:p text:style-name="P191"><text:span text:style-name="T57">Домашнее</text:span><text:span text:style-name="T48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611803520" text:continue-list="list328150021" text:style-name="L29">
        <text:list-item>
          <text:p text:style-name="P286">lesson.11.tar.bz2</text:p>
        </text:list-item>
      </text:list>
      <text:p text:style-name="P157"/>
      <text:p text:style-name="P160">Вопросы</text:p>
      <text:p text:style-name="P160"/>
      <text:list xml:id="list1869976356" text:style-name="L35">
        <text:list-item>
          <text:p text:style-name="P291">Сколько времени ушло на ДЗ на этой неделе?</text:p>
        </text:list-item>
        <text:list-item>
          <text:p text:style-name="P291">Для чего предназначен Array#map?</text:p>
        </text:list-item>
        <text:list-item>
          <text:p text:style-name="P291">Есть ли парный опасный метод Array#map! ?</text:p>
        </text:list-item>
        <text:list-item>
          <text:p text:style-name="P291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7"><text:span text:style-name="T57">Даны среднемесячные температуры в г. Надыме. Как</text:span> <text:span text:style-name="T57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7"><text:s/>temperatures</text:span><text:span text:style-name="T57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57"><text:s/></text:span><text:span text:style-name="T57">temp</text:span><text:span text:style-name="T57">eratures</text:span><text:span text:style-name="T57">.select {|temp| temp &gt; 0} </text:span></text:p>
      <text:p text:style-name="P171"><text:s/>#=&gt; [1.2, 10.6, 16.0, 12.1, 4.9]</text:p>
      <text:p text:style-name="P172"><text:span text:style-name="T57">то есть, </text:span><text:span text:style-name="T2">массив</text:span><text:span text:style-name="T57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275972712" text:continue-list="list611803520" text:style-name="L29">
        <text:list-item>
          <text:p text:style-name="P286">lesson.12.tar.bz2</text:p>
        </text:list-item>
      </text:list>
      <text:p text:style-name="P157"/>
      <text:p text:style-name="P161">Вопросы</text:p>
      <text:list xml:id="list1559248074" text:style-name="L36">
        <text:list-header>
          <text:p text:style-name="P293"/>
        </text:list-header>
        <text:list-item>
          <text:p text:style-name="P294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8">Метод sort оперирует двумя аргументами (они в |a,b|). Что это за аргументы?</text:p>
        </text:list-item>
        <text:list-item>
          <text:p text:style-name="P28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8">Как Array#sort отсортирует массив массивов?</text:p>
        </text:list-item>
        <text:list-item>
          <text:p text:style-name="P288">Чем отличается Array#sort_by от Array#sort ?</text:p>
        </text:list-item>
        <text:list-item>
          <text:p text:style-name="P288">Чем отличаются методы Array#all? и Array#any?</text:p>
        </text:list-item>
        <text:list-item>
          <text:p text:style-name="P295"><text:span text:style-name="T24">Какими способами можно установить, что некоторый элемент присутс</text:span><text:span text:style-name="T24">т</text:span><text:span text:style-name="T24">вует в массиве? – <text:s/>(include?/member? → boolean, Array#index/</text:span><text:span text:style-name="T24">#rindex</text:span><text:span text:style-name="T24"> → position, find → сам элемент)</text:span></text:p>
        </text:list-item>
        <text:list-item>
          <text:p text:style-name="P295"><text:span text:style-name="T24">Какие из этих методом принимают блок и зачем? </text:span><text:span text:style-name="T24">- index/rindex/find. чтобы задавать более сложное условие, а не буквальное равенство.</text:span></text:p>
        </text:list-item>
        <text:list-item>
          <text:p text:style-name="P295"><text:span text:style-name="T24">Правда ли, что метод index есть только у массивов? - нет, он есть и у String (см. </text:span><text:span text:style-name="T24">ri index</text:span><text:span text:style-name="T24">)</text:span></text:p>
        </text:list-item>
        <text:list-item>
          <text:p text:style-name="P288">Почему Array#index/rindex/find можно использовать в условиях? - они возвращают nil, если ничего не найдено</text:p>
        </text:list-item>
        <text:list-item>
          <text:p text:style-name="P295"><text:span text:style-name="T24">Чем отличается Array#find от Array#select</text:span><text:span text:style-name="T24">?</text:span></text:p>
        </text:list-item>
        <text:list-item>
          <text:p text:style-name="P28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1332490493" text:style-name="L37">
        <text:list-item>
          <text:p text:style-name="P211">возможность абстрагироваться от деталей реализации</text:p>
        </text:list-item>
        <text:list-item>
          <text:p text:style-name="P211">более читабельный и более легко управляемый код</text:p>
        </text:list-item>
        <text:list-item>
          <text:p text:style-name="P211">возможность повторного использования (code reuse)</text:p>
          <text:p text:style-name="P211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1165952372" text:style-name="L38">
        <text:list-item>
          <text:p text:style-name="P257"><text:span text:style-name="T22">по </text:span><text:span text:style-name="T22">значению (по </text:span><text:span text:style-name="T22">копии</text:span><text:span text:style-name="T22">)</text:span></text:p>
        </text:list-item>
        <text:list-item>
          <text:p text:style-name="P257"><text:span text:style-name="T22">по </text:span><text:span text:style-name="T22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732503646" text:style-name="L39">
        <text:list-item>
          <text:p text:style-name="P212">lesson.13.tar.bz2</text:p>
        </text:list-item>
      </text:list>
      <text:p text:style-name="P4"/>
      <text:p text:style-name="P14">Вопросы</text:p>
      <text:p text:style-name="P4"/>
      <text:list xml:id="list1159505278" text:style-name="L40">
        <text:list-item>
          <text:p text:style-name="P213">зачем нужны методы?</text:p>
        </text:list-item>
        <text:list-item>
          <text:p text:style-name="P213">что возвращает метод и как он это делает?</text:p>
        </text:list-item>
        <text:list-item>
          <text:p text:style-name="P213">сколько значений может вернуть метод в руби?</text:p>
        </text:list-item>
      </text:list>
      <text:list xml:id="list1143707378" text:style-name="L41">
        <text:list-item>
          <text:p text:style-name="P214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292080101" text:continue-list="list1159505278" text:style-name="L40">
        <text:list-item>
          <text:p text:style-name="P213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3">как взаимодействуют ОДНОИМЕННЫЕ переменные внутри метода с переменными вне этого метода?</text:p>
        </text:list-item>
        <text:list-item>
          <text:p text:style-name="P213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915079927" text:style-name="L42">
        <text:list-item>
          <text:p text:style-name="P215">как задать глобальную переменную (для данного скрипта)? -- $name @name или константа</text:p>
        </text:list-item>
      </text:list>
      <text:list xml:id="list2128143074" text:continue-list="list292080101" text:style-name="L40">
        <text:list-item>
          <text:p text:style-name="P213">можно ли определить метод, который не принимает никаких аргументов?</text:p>
        </text:list-item>
        <text:list-item>
          <text:p text:style-name="P213">как передаются аргументы в метод?</text:p>
        </text:list-item>
      </text:list>
      <text:list xml:id="list579966510" text:style-name="L43">
        <text:list-item>
          <text:p text:style-name="P216">позиционно</text:p>
        </text:list-item>
        <text:list-item>
          <text:p text:style-name="P216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695710093" text:style-name="L44">
        <text:list-item>
          <text:p text:style-name="P217">использует Array#max_by (см. также Array#max_by)</text:p>
        </text:list-item>
        <text:list-item>
          <text:p text:style-name="P217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358589030" text:style-name="L45">
        <text:list-item>
          <text:p text:style-name="P218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531507468" text:style-name="L46">
        <text:list-item>
          <text:p text:style-name="P219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686598630" text:style-name="L47">
        <text:list-item>
          <text:p text:style-name="P220">все сжато в одну операцию. так писать нельзя</text:p>
        </text:list-item>
        <text:list-item>
          <text:p text:style-name="P220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2148915050" text:style-name="L48">
        <text:list-item>
          <text:p text:style-name="P221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222363050" text:style-name="L49">
        <text:list-item>
          <text:p text:style-name="P222">использует метод title?</text:p>
        </text:list-item>
        <text:list-item>
          <text:p text:style-name="P222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1405044291" text:style-name="L50">
        <text:list-item>
          <text:p text:style-name="P223">метод изменяет сам объект</text:p>
        </text:list-item>
        <text:list-item>
          <text:p text:style-name="P223">метод выполняет какое-то действие, результат которого не важен</text:p>
          <text:p text:style-name="P223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7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973632196" text:continue-list="list732503646" text:style-name="L39">
        <text:list-item>
          <text:p text:style-name="P212">lesson.15.tar.bz2</text:p>
        </text:list-item>
      </text:list>
      <text:p text:style-name="P4"/>
      <text:p text:style-name="P14">Вопросы</text:p>
      <text:p text:style-name="P106"/>
      <text:list xml:id="list2019049985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53">как использовать модуль? </text:span><text:span text:style-name="T53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7">неупорядоченная </text:span><text:span text:style-name="T47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60">Д</text:span><text:span text:style-name="T60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16883116" text:style-name="L52">
        <text:list-item>
          <text:p text:style-name="P224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942008676" text:style-name="L53">
        <text:list-item>
          <text:p text:style-name="P225">lesson.17.tar.bz2</text:p>
        </text:list-item>
      </text:list>
      <text:list xml:id="list1142505486" text:continue-list="list116883116" text:style-name="L52">
        <text:list-header>
          <text:p text:style-name="P272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4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7">нисходящем</text:span> <text:soft-page-break/>порядке по <text:span text:style-name="T47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8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8">|</text:span><text:span text:style-name="T48">key</text:span><text:span text:style-name="T48">, </text:span><text:span text:style-name="T48">val</text:span><text:span text:style-name="T48">|</text:span></text:p>
      <text:p text:style-name="P52"><text:tab/><text:span text:style-name="T48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8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1">time -p user=0.24</text:p>
      <text:p text:style-name="P171"/>
      <text:p text:style-name="P171">finding_queries_2</text:p>
      <text:p text:style-name="P20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2">time -p user=2215.42 (36min) (на words.txt)</text:p>
      <text:p text:style-name="P202"/>
      <text:p text:style-name="P110">finding_queries_3</text:p>
      <text:p text:style-name="P203">решение основано на finding_queries_2, но итерирование происходит по массиву слов предложения.</text:p>
      <text:p text:style-name="P203">time -p user=1232.39 (20min) (на words.txt)</text:p>
      <text:p text:style-name="P171"/>
      <text:p text:style-name="P171"><text:soft-page-break/>finding_queries_4</text:p>
      <text:p text:style-name="P199"><text:span text:style-name="T58">хорошее решение, использующее хэш вместо массива. итерирование по </text:span><text:span text:style-name="T58">словам предложения.</text:span></text:p>
      <text:p text:style-name="P200">time -p user=0.97 (1.5sec) (на words.txt)</text:p>
      <text:p text:style-name="P200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0">построение подстрок от заданной позиции, используя string[start, end]</text:p>
      <text:p text:style-name="P200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0">ответ: all_substrings_2</text:p>
      <text:p text:style-name="P171"/>
      <text:p text:style-name="P171">all_substrings_3</text:p>
      <text:p text:style-name="P204">генерация всех подстрок длин 3 из заданного слова, начиная от начала слова.</text:p>
      <text:p text:style-name="P20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611137189" text:style-name="L54">
        <text:list-item>
          <text:p text:style-name="P264"><text:span text:style-name="T4">lesson.1</text:span><text:span text:style-name="T4">9</text:span><text:span text:style-name="T4">.tar.bz2</text:span></text:p>
        </text:list-item>
        <text:list-item>
          <text:p text:style-name="P226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334829116" text:continue-numbering="true" text:style-name="L54">
        <text:list-item>
          <text:p text:style-name="P264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1">% 100</text:span><text:span text:style-name="T61">0</text:span><text:span text:style-name="T61"> / 10</text:span><text:span text:style-name="T61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170746679" text:style-name="L55">
        <text:list-item>
          <text:p text:style-name="P22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767000049" text:style-name="L56">
        <text:list-item>
          <text:p text:style-name="P22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2">Шаг 2. </text:span><text:span text:style-name="T22">Работает ли сортировка для тесткейса #2?</text:span><text:span text:style-name="T22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0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1513683033" text:continue-list="list1334829116" text:style-name="L54">
        <text:list-item>
          <text:p text:style-name="P273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2">ß</text:span> --&gt; SS но не всякое SS -&gt; <text:span text:style-name="T62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7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285338360" text:continue-numbering="true" text:style-name="L54">
        <text:list-item>
          <text:p text:style-name="P226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5">Some things to think about when choosing between these mechanisms are:</text:p>
            <text:list xml:id="list1927288319" text:style-name="L57">
              <text:list-item>
                <text:p text:style-name="P296">Do you just want stdout or do you need stderr as well? or even separated out? </text:p>
              </text:list-item>
              <text:list-item>
                <text:p text:style-name="P296">How big is your output? Do you want to hold the entire result in memory? </text:p>
              </text:list-item>
              <text:list-item>
                <text:p text:style-name="P296">Do you want to read some of your output while the subprocess is still running? </text:p>
              </text:list-item>
              <text:list-item>
                <text:p text:style-name="P296">Do you need result codes? </text:p>
              </text:list-item>
              <text:list-item>
                <text:p text:style-name="P297">Do you need a ruby object that represents the process and lets you kill it on demand? </text:p>
              </text:list-item>
            </text:list>
            <text:p text:style-name="P205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5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57"><text:tab/>IO</text:span>.<text:span text:style-name="T57">popen</text:span>("date") { <text:span text:style-name="T57">|</text:span><text:span text:style-name="T57">io</text:span><text:span text:style-name="T57">|</text:span> <text:span text:style-name="T57">puts</text:span> <text:span text:style-name="T57">io</text:span>.<text:span text:style-name="T57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7"><text:tab/></text:span><text:span text:style-name="T57">io = </text:span><text:span text:style-name="T57">IO</text:span>.<text:span text:style-name="T57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362445527" text:style-name="L58">
        <text:list-item>
          <text:p text:style-name="P229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9">какие способы позволяют забрать выход выполненной программы? - `cmd`, <text:s/>%x{cmd}, IO.popen</text:p>
        </text:list-item>
        <text:list-item>
          <text:p text:style-name="P229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9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9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9">Годиться ли IO.popen для запуска только лишь одиночных команд? – нет, и для пайпов тоже</text:p>
        </text:list-item>
        <text:list-item>
          <text:p text:style-name="P229">Как передать данные на вход команде/пайпу, открытому при помощи IO.popen – IO#puts</text:p>
        </text:list-item>
        <text:list-item>
          <text:p text:style-name="P265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9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9"><text:s/>Как бороться с буферизацией? – stdbuf, --flush</text:p>
        </text:list-item>
        <text:list-item>
          <text:p text:style-name="P229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9">Какие режимы открывания файла/пайпа есть - r, w, a и r+, w+, a+</text:p>
        </text:list-item>
        <text:list-item>
          <text:p text:style-name="P229">чем отличается w от a?</text:p>
        </text:list-item>
        <text:list-item>
          <text:p text:style-name="P229">Как нужно открыть пайп, чтобы иметь возможность как писать в него, так и читать? – r+ или w+</text:p>
        </text:list-item>
        <text:list-item>
          <text:p text:style-name="P229">В чем отличие r+ от w+ – при открытии файла, r+ ругнется, если файла нет. w+ просто его создаст</text:p>
        </text:list-item>
        <text:list-item>
          <text:p text:style-name="P229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566230985" text:style-name="L59">
        <text:list-item>
          <text:p text:style-name="P230">еще раз рассказать, что assign_properties необязателен (изменен слайд 175)</text:p>
        </text:list-item>
        <text:list-item>
          <text:p text:style-name="P230">разбор assign_properties</text:p>
        </text:list-item>
        <text:list-item>
          <text:p text:style-name="P230"><text:soft-page-break/>разобрать скрипт verticalize</text:p>
        </text:list-item>
        <text:list-item>
          <text:p text:style-name="P230">объяснить: word, *tmp, tag = line.split</text:p>
        </text:list-item>
        <text:list-item>
          <text:p text:style-name="P230">реализовать restore_spaces (slide 178). показать, как его тестировать на исходном train.vert с эталонными тегами.</text:p>
          <text:p text:style-name="P230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6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6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3"><text:tab/>IO.popen([</text:span><text:span text:style-name="T64">env</text:span>,] cmd, mode="r" [, opt])</text:p>
      <text:p text:style-name="P2"/>
      <text:p text:style-name="P16"><text:span text:style-name="T56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77500069" text:style-name="L60">
        <text:list-item>
          <text:p text:style-name="P266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69253906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7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5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5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425808025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518692640" text:continue-numbering="true" text:style-name="L62">
        <text:list-item>
          <text:p text:style-name="P269"><text:span text:style-name="Source_20_Text"><text:span text:style-name="T4">lesson.30.tar.bz2 (тест)</text:span></text:span></text:p>
        </text:list-item>
        <text:list-item>
          <text:p text:style-name="P269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5">Переделайте пример выше так, чтобы одна из скобок стала незахватывающей</text:span></text:span><text:span text:style-name="Source_20_Text"><text:span text:style-name="T66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1">m i x</text:span></text:span><text:span text:style-name="Source_20_Text"><text:span text:style-name="T5"> (NB: опция </text:span></text:span><text:span text:style-name="Source_20_Text"><text:span text:style-name="T2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5">Можно ли выключить опцию для конкретной скобки? </text:span></text:span><text:span text:style-name="Source_20_Text"><text:span text:style-name="T66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5"><text:tab/>&gt; "apple".match /(?:PP)l/i</text:span></text:span></text:p>
      <text:p text:style-name="Standard"><text:span text:style-name="Source_20_Text"><text:span text:style-name="T66"><text:tab/></text:span></text:span><text:span text:style-name="Source_20_Text"><text:span text:style-name="T65">&gt; "apple".match</text:span></text:span></text:p>
      <text:p text:style-name="Standard"><text:span text:style-name="Source_20_Text"><text:span text:style-name="T65"/></text:span></text:p>
      <text:p text:style-name="Standard"><text:span text:style-name="Source_20_Text"><text:span text:style-name="T65">Ответ:</text:span></text:span></text:p>
      <text:p text:style-name="Standard"><text:span text:style-name="Source_20_Text"><text:span text:style-name="T65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5">Что заметчит следующее РВ? И почему</text:span></text:span><text:span text:style-name="Source_20_Text"><text:span text:style-name="T66"> (опишите словами или подчеркните в </text:span></text:span><text:span text:style-name="Source_20_Text"><text:span text:style-name="T65">str</text:span></text:span><text:span text:style-name="Source_20_Text"><text:span text:style-name="T66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5">lesson.30/test_re_13</text:span></text:span><text:span text:style-name="Source_20_Text"><text:span text:style-name="T66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4">Ответ:</text:span></text:span></text:p>
      <text:p text:style-name="P185"><text:span text:style-name="Source_20_Text"><text:span text:style-name="T54"><text:tab/>1) /[A-Z]/ метчит “S”</text:span></text:span></text:p>
      <text:p text:style-name="P185"><text:span text:style-name="Source_20_Text"><text:span text:style-name="T54"><text:tab/>2) пробелы вокруг .+ игнорируются, так как включени режим /x</text:span></text:span></text:p>
      <text:p text:style-name="P185"><text:span text:style-name="Source_20_Text"><text:span text:style-name="T54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4"><text:tab/>4) [A-Z] метчит “C”</text:span></text:span></text:p>
      <text:p text:style-name="P185"><text:span text:style-name="Source_20_Text"><text:span text:style-name="T54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2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8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2046223758" text:style-name="L63">
        <text:list-item>
          <text:p text:style-name="P231">простая - вызывает себя непосредственно</text:p>
        </text:list-item>
        <text:list-item>
          <text:p text:style-name="P231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7">родитель </text:span></text:span><text:span text:style-name="Source_20_Text"><text:span text:style-name="T36">-&gt; </text:span></text:span><text:span text:style-name="Source_20_Text"><text:span text:style-name="T27">дочерние узлы, дочерние узлы в свою очередь являются родительскими для других узлов</text:span></text:span></text:p>
      <text:list xml:id="list1427592062" text:continue-numbering="true" text:style-name="L63">
        <text:list-header>
          <text:p text:style-name="P281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2114016809" text:style-name="L64">
        <text:list-item>
          <text:p text:style-name="P232">функция задана для некоторого начального значения a (base case)</text:p>
        </text:list-item>
        <text:list-item>
          <text:p text:style-name="P232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27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27">Вычисление a^5</text:span></text:span></text:p>
      <text:p text:style-name="P188"><text:span text:style-name="Source_20_Text"><text:span text:style-name="T20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6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7"/></text:span></text:p>
      <text:p text:style-name="P124"><text:span text:style-name="Source_20_Text"><text:span text:style-name="T31">Разделяй и властвуй</text:span></text:span><text:span text:style-name="Source_20_Text"><text:span text:style-name="T2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9"/></text:span></text:p>
      <text:p text:style-name="P124"><text:span text:style-name="Source_20_Text"><text:span text:style-name="T27">Backward recursion - от большей задачи через меньшие задачи мы приходим к base case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f(n) = a^n для n&gt;=0</text:span></text:span></text:p>
      <text:p text:style-name="P124"><text:span text:style-name="Source_20_Text"><text:span text:style-name="T20"/></text:span></text:p>
      <text:p text:style-name="P2"><text:s text:c="5"/>{ <text:s text:c="2"/>f(0) = 1</text:p>
      <text:p text:style-name="P124"><text:span text:style-name="Source_20_Text"><text:span text:style-name="T27"><text:s text:c="5"/>{ <text:s text:c="2"/>f(k) = a * f(k-1)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0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6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18">Задания</text:span></text:span></text:p>
      <text:p text:style-name="P185"><text:span text:style-name="Source_20_Text"><text:span text:style-name="T18"/></text:span></text:p>
      <text:list xml:id="list17014828151" text:style-name="WWNum72">
        <text:list-header>
          <text:p text:style-name="P275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19">Раздаточный материал</text:span></text:span></text:p>
      <text:p text:style-name="P114"><text:span text:style-name="Source_20_Text"><text:span text:style-name="T19"/></text:span></text:p>
      <text:list xml:id="list838983810" text:style-name="L65">
        <text:list-item>
          <text:p text:style-name="P282"><text:span text:style-name="Source_20_Text"><text:span text:style-name="T17">lesson.32.tar.bz2</text:span></text:span></text:p>
        </text:list-item>
        <text:list-item>
          <text:p text:style-name="P282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1738261842" text:style-name="L66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124"><text:span text:style-name="Source_20_Text"><text:span text:style-name="T26"/></text:span></text:p>
      <text:p text:style-name="P124"><text:span text:style-name="Source_20_Text"><text:span text:style-name="T30">&gt;&gt;&gt; здесь разобрать/сделать задания с предыдущих слайдов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2">Хвостовая рекурсия</text:span></text:span></text:p>
      <text:p text:style-name="P124"><text:span text:style-name="Source_20_Text"><text:span text:style-name="T33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47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oft-page-break/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0"/>
          </table:table-cell>
          <table:table-cell table:style-name="Table42.A1" office:value-type="string">
            <text:p text:style-name="P190">ждущее</text:p>
            <text:p text:style-name="P190">значение</text:p>
          </table:table-cell>
          <table:table-cell table:style-name="Table42.A1" office:value-type="string">
            <text:p text:style-name="P189">значение, пришедшее на возврате</text:p>
          </table:table-cell>
          <table:table-cell table:style-name="Table42.A1" office:value-type="string">
            <text:p text:style-name="P190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7">def reverse(str, res="") </text:span></text:span></text:p>
      <text:p text:style-name="P124"><text:span text:style-name="Source_20_Text"><text:span text:style-name="T27"><text:s text:c="2"/>if str.empty? </text:span></text:span></text:p>
      <text:p text:style-name="P124"><text:span text:style-name="Source_20_Text"><text:span text:style-name="T27"><text:s text:c="4"/>res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reverse(str[0..-2], res &lt;&lt; str[-1,1]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0"/>
          </table:table-cell>
          <table:table-cell table:style-name="Table40.A1" office:value-type="string">
            <text:p text:style-name="P190">ждущее</text:p>
            <text:p text:style-name="P190">значение</text:p>
          </table:table-cell>
          <table:table-cell table:style-name="Table40.A1" office:value-type="string">
            <text:p text:style-name="P189">значение, пришедшее на возврате (берется из 4)</text:p>
          </table:table-cell>
          <table:table-cell table:style-name="Table40.A1" office:value-type="string">
            <text:p text:style-name="P190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18"/></text:span></text:p>
      <text:p text:style-name="P124"><text:span text:style-name="Source_20_Text"><text:span text:style-name="T34">Задания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27">Реализуйте метод, проверяющий, является ли данная строка палиндромом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<text:tab/>palindrome?I(«civic») #=&gt; true</text:span></text:span></text:p>
      <text:p text:style-name="P124"><text:span text:style-name="Source_20_Text"><text:span text:style-name="T20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27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0"/></text:span></text:p>
      <text:p text:style-name="P124"><text:span text:style-name="Source_20_Text"><text:span text:style-name="T27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27">Сформулируйте базис рекурсии?</text:span></text:span></text:p>
      <text:p text:style-name="P188"><text:span text:style-name="Source_20_Text"><text:span text:style-name="T27">для какой строки задачу не нужно уменьшать, а можно сразу принять решение?</text:span></text:span></text:p>
      <text:p text:style-name="P188"><text:span text:style-name="Source_20_Text"><text:span text:style-name="T27">является ли палиндромом пустая строка? -- да,</text:span></text:span></text:p>
      <text:p text:style-name="P188"><text:span text:style-name="Source_20_Text"><text:span text:style-name="T27">является ли палиндромом строка, состоящая из одного символа? -- да</text:span></text:span></text:p>
      <text:p text:style-name="P188"><text:span text:style-name="Source_20_Text"><text:span text:style-name="T27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0"/></text:span></text:p>
      <text:p text:style-name="P124"><text:span text:style-name="Source_20_Text"><text:span text:style-name="T27">ответ: lesson.32/recursion/palindrome</text:span></text:span></text:p>
      <text:p text:style-name="P124"><text:span text:style-name="Source_20_Text"><text:span text:style-name="T27">слова для тестирования: palindrome.in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def palindrome? str </text:span></text:span></text:p>
      <text:p text:style-name="P124"><text:span text:style-name="Source_20_Text"><text:span text:style-name="T27"><text:s text:c="2"/>if str.length &lt; 2 </text:span></text:span></text:p>
      <text:p text:style-name="P124"><text:span text:style-name="Source_20_Text"><text:span text:style-name="T27"><text:s text:c="4"/>true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str.match /^(.)(.*)(.)$/ </text:span></text:span></text:p>
      <text:p text:style-name="P124"><text:span text:style-name="Source_20_Text"><text:span text:style-name="T27"><text:s text:c="4"/>head, body, tail = $~.captures </text:span></text:span></text:p>
      <text:p text:style-name="P124"><text:span text:style-name="Source_20_Text"><text:span text:style-name="T27"><text:s text:c="4"/>head == tail &amp;&amp; palindrome?(body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9">Заполните таблицу трассировки для этой задачи на примере слова civic и trust</text:span></text:span></text:p>
      <text:p text:style-name="P124"><text:span text:style-name="Source_20_Text"><text:span text:style-name="T20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18"/></text:span></text:p>
      <text:p text:style-name="P124"><text:span text:style-name="Source_20_Text"><text:span text:style-name="T29">Таблица трассировки для слова trust</text:span></text:span></text:p>
      <text:p text:style-name="P185"><text:span text:style-name="Source_20_Text"><text:span text:style-name="T18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18"/></text:span></text:p>
      <text:p text:style-name="P185"><text:span text:style-name="Source_20_Text"><text:span text:style-name="T18">Задание</text:span></text:span></text:p>
      <text:p text:style-name="P185"><text:soft-page-break/><text:span text:style-name="Source_20_Text"><text:span text:style-name="T18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(домашнее) Задание*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 #=&gt; 19</text:span></text:span></text:p>
      <text:p text:style-name="P185"><text:span text:style-name="Source_20_Text"><text:span text:style-name="T15"><text:tab/>шаг 2: 1 + 9 <text:s text:c="12"/>#=&gt; 10</text:span></text:span></text:p>
      <text:p text:style-name="P185"><text:span text:style-name="Source_20_Text"><text:span text:style-name="T15"><text:tab/>шаг 3: 1 + 0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3/recursion/digital_root_stub</text:span></text:span></text:p>
      <text:p text:style-name="P185"><text:span text:style-name="Source_20_Text"><text:span text:style-name="T15">ответ: lesson.33/recursion/digital_roo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26"/></text:span></text:p>
      <text:p text:style-name="P185"><text:span text:style-name="Source_20_Text"><text:span text:style-name="T16"/></text:span></text:p>
      <text:p text:style-name="P185"><text:span text:style-name="Source_20_Text"><text:span text:style-name="T16"/></text:span></text:p>
      <text:p text:style-name="P185"><text:span text:style-name="Source_20_Text"><text:span text:style-name="T18">(домашнее) Задание </text:span></text:span><text:span text:style-name="Source_20_Text"><text:span text:style-name="T16">нет на слайдах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</text:span></text:span><text:soft-page-break/><text:span text:style-name="Source_20_Text"><text:span text:style-name="T15">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число является четным, если предшественник числа - нечетное число</text:span></text:span></text:p>
      <text:p text:style-name="P185"><text:span text:style-name="Source_20_Text"><text:span text:style-name="T17">число является нечетным, если оно не является четным</text:span></text:span></text:p>
      <text:p text:style-name="P185"><text:span text:style-name="Source_20_Text"><text:span text:style-name="T17">число 0 является четным</text:span></text:span></text:p>
      <text:list xml:id="list1495326611" text:style-name="L67">
        <text:list-header>
          <text:p text:style-name="P283"><text:span text:style-name="Source_20_Text"><text:span text:style-name="T17"/></text:span></text:p>
        </text:list-header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oft-page-break/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2141019679" text:style-name="L68">
        <text:list-item>
          <text:p text:style-name="P284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618297501" text:continue-numbering="true" text:style-name="L68">
        <text:list-item>
          <text:p text:style-name="P284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6">Нет на слайдах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8">Задание: Кролики Фибоначчи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ввв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lesson.33/recursion/fibo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оказать, как часто перевычисляются значения чисел фибоначчи</text:span></text:span></text:p>
      <text:p text:style-name="P185"><text:span text:style-name="Source_20_Text"><text:span text:style-name="T15">lesson.33/recursion/fibo --debug | wc -l</text:span></text:span></text:p>
      <text:p text:style-name="P185"><text:span text:style-name="Source_20_Text"><text:span text:style-name="T15">lesson.33/recursion/fibo --debug | sort | uniq -c | sort -rn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Memoization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http://en.wikipedia.org/wiki/George_Santayana: </text:span></text:span></text:p>
      <text:p text:style-name="P185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lesson.33/recursion/fibo_memo_1</text:span></text:span></text:p>
      <text:p text:style-name="P185"><text:span text:style-name="Source_20_Text"><text:span text:style-name="T15">lesson.33/recursion/fibo_memo_1 --debug | wc -l</text:span></text:span></text:p>
      <text:p text:style-name="P185"><text:soft-page-break/><text:span text:style-name="Source_20_Text"><text:span text:style-name="T15">lesson.33/recursion/fibo_memo_1 --debug | sort | uniq -c | sort -rn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е забывать очищать память!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def fibo_nth(n)</text:span></text:span></text:p>
      <text:p text:style-name="P185"><text:span text:style-name="Source_20_Text"><text:span text:style-name="T15"><text:s text:c="2"/>@fibo_numbers ||= {0 =&gt; 0, 1 =&gt; 1}</text:span></text:span></text:p>
      <text:p text:style-name="P185"><text:span text:style-name="Source_20_Text"><text:span text:style-name="T15"><text:s text:c="2"/>@fibo_numbers[n] ||= fibo_nth(n-2) + fibo_nth(n-1)</text:span></text:span></text:p>
      <text:p text:style-name="P185"><text:span text:style-name="Source_20_Text"><text:span text:style-name="T15">end</text:span></text:span></text:p>
      <text:p text:style-name="P185"><text:span text:style-name="Source_20_Text"><text:span text:style-name="T15">fibo_nth(20) #=&gt; 6765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этот фрагмент закоментарен в скрипте</text:span></text:span></text:p>
      <text:p text:style-name="P185"><text:span text:style-name="Source_20_Text"><text:span text:style-name="T15"><text:tab/>lesson.33/recursion/fibo_memo_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Чтобы избежать слишком частой проверки</text:span></text:span></text:p>
      <text:p text:style-name="P185"><text:span text:style-name="Source_20_Text"><text:span text:style-name="T15"><text:s text:c="3"/>@fibo_numbers ||= {0 =&gt; 0, 1 =&gt; 1}</text:span></text:span></text:p>
      <text:p text:style-name="P185"><text:span text:style-name="Source_20_Text"><text:span text:style-name="T15">можно определить вложенный метод</text:span></text:span></text:p>
      <text:p text:style-name="P185"><text:span text:style-name="Source_20_Text"><text:span text:style-name="T15"><text:s text:c="3"/>lesson.33/recursion/fibo_memo_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P185"><text:span text:style-name="Source_20_Text"><text:span text:style-name="T15"><text:s text:c="2"/>lesson.33/recursion/fibo_memo_2 --call-inne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Задание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Разработайте процедуру вычисления ЭННОГО числа фибоначчи, использующую цикл (т.е. без рекурсии)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3/recursion/fibo_loop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/></text:span></text:p>
      <text:p text:style-name="P185"><text:span text:style-name="Source_20_Text"><text:span text:style-name="T18">Задание на рекурсивные структуры данных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Преамбула:</text:span></text:span></text:p>
      <text:p text:style-name="P185"><text:span text:style-name="Source_20_Text"><text:span text:style-name="T15">в просао используется скобочная форма записи дерева:</text:span></text:span></text:p>
      <text:p text:style-name="P185"><text:span text:style-name="Source_20_Text"><text:span text:style-name="T15"><text:tab/>lesson.34/recursion/sent.parsed</text:span></text:span></text:p>
      <text:p text:style-name="P185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5"><text:span text:style-name="Source_20_Text"><text:span text:style-name="T15"><text:tab/>&gt; cat sent.parsed | syn_ps2tree</text:span></text:span></text:p>
      <text:p text:style-name="P185"><text:span text:style-name="Source_20_Text"><text:span text:style-name="T15">получится как в файле:</text:span></text:span></text:p>
      <text:p text:style-name="P185"><text:span text:style-name="Source_20_Text"><text:span text:style-name="T15"><text:tab/>lesson.34/recursion/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сказать о дереве из файла sent.parsed.tree. показать, как его можно представить в виде вложенных массивов, как в display_parse_tree_stub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вывести парсинговое дерево, предствленное в виде вложенных </text:span></text:span><text:soft-page-break/><text:span text:style-name="Source_20_Text"><text:span text:style-name="T15">массивов. В итоге должно получиться нечто похожее на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4/recursion/display_parse_tree</text:span></text:span></text:p>
      <text:p text:style-name="P185"><text:span text:style-name="Source_20_Text"><text:span text:style-name="T15">начальный сркипт: lesson.34/recursion/display_parse_tre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ля сравнения используйте команду (отличия должны быть минимальны)</text:span></text:span></text:p>
      <text:p text:style-name="P185"><text:span text:style-name="Source_20_Text"><text:span text:style-name="T15"><text:tab/>display_parse_tree_stub | diff -Z -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Дополнительное задание: реализуйте аналог скрипты syn_ps2tree, который берет на вход скобочное представление дерева (как в sent.parsed) и преобразует его в дерево (как в sent.parsed.tree). Рекурсия здесь не нужна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ответ: scripts/syntagma.awk функция print_p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Другие задания</text:span></text:span></text:p>
      <text:p text:style-name="P185"><text:span text:style-name="Source_20_Text"><text:span text:style-name="T18"/></text:span></text:p>
      <text:list xml:id="list743401931" text:continue-list="list17014828151" text:style-name="WWNum72">
        <text:list-item>
          <text:p text:style-name="P285"><text:span text:style-name="Source_20_Text"><text:span text:style-name="T15">power используя прямую рекурсию</text:span></text:span></text:p>
        </text:list-item>
        <text:list-item>
          <text:p text:style-name="P285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5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5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pan text:style-name="Source_20_Text"><text:span text:style-name="T15">recursion.pdf</text:span></text:span></text:p>
        </text:list-item>
        <text:list-item>
          <text:p text:style-name="P285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5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5"><text:span text:style-name="Source_20_Text"><text:span text:style-name="T15">[+] 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5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85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5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5"><text:span text:style-name="Source_20_Text"><text:span text:style-name="T15">судоку, рекурсивно перебором</text:span></text:span></text:p>
        </text:list-item>
        <text:list-item>
          <text:p text:style-name="P285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85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</text:span></text:span><text:span text:style-name="Source_20_Text"><text:span text:style-name="T15">sum_digits(2014) = 2+0+1+4 = 7</text:span></text:span></text:p>
        </text:list-item>
      </text:list>
      <text:p text:style-name="P185"><text:span text:style-name="Source_20_Text"><text:span text:style-name="T15"/></text:span></text:p>
      <text:p text:style-name="P114"><text:span text:style-name="Source_20_Text"><text:span text:style-name="T19">Вопросы для контроля по теме рекурсия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oft-page-break/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726275942" text:style-name="L69">
        <text:list-item>
          <text:p text:style-name="P258"><text:span text:style-name="T22">select!/keep_if – изменяют и</text:span>сх<text:span text:style-name="T22">одный объ</text:span>ек<text:span text:style-name="T22">т</text:span></text:p>
        </text:list-item>
        <text:list-item>
          <text:p text:style-name="P258"><text:span text:style-name="T22">select в</text:span>о<text:span text:style-name="T22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49891986" text:style-name="L70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1122586685" text:style-name="L71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40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40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38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5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8">!!! задание: попробовать в irb. Измениться ли значение переменной a ?</text:span></text:span></text:p>
      <text:p text:style-name="P99"><text:span text:style-name="Source_20_Text"><text:span text:style-name="T38"/></text:span></text:p>
      <text:p text:style-name="P148"><text:span text:style-name="Source_20_Text"><text:span text:style-name="T38">a ||= 2</text:span></text:span></text:p>
      <text:p text:style-name="P139"><text:span text:style-name="Source_20_Text"><text:span text:style-name="T2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24T18:32:32</dc:date>
    <meta:editing-duration>P15DT6H3M31S</meta:editing-duration>
    <meta:editing-cycles>1733</meta:editing-cycles>
    <dc:creator>Nikolai Krot</dc:creator>
    <meta:document-statistic meta:table-count="58" meta:image-count="0" meta:object-count="0" meta:page-count="135" meta:paragraph-count="3703" meta:word-count="20607" meta:character-count="130447" meta:non-whitespace-character-count="121951"/>
  </office:meta>
</office:document-meta>
</file>